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  <style:style style:name="P2" style:family="paragraph" style:parent-style-name="Standard">
      <style:text-properties fo:color="#c9211e" loext:opacity="100%" fo:font-weight="normal" style:font-weight-asian="normal" style:font-weight-complex="normal"/>
    </style:style>
    <style:style style:name="P3" style:family="paragraph" style:parent-style-name="Standard">
      <style:text-properties fo:color="#ff0000" loext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normal" style:font-weight-asian="normal" style:font-weight-complex="normal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fo:font-weight="bold" style:font-weight-asian="bold" style:font-weight-complex="bold"/>
    </style:style>
    <style:style style:name="T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RECODE LVEFBIPLANE_T72 (0 thru 39.99=1) (40 thru 49.99=2) (50 thru 100=3) INTO <text:span text:style-name="T1">EF3delt_biplane</text:span>. </text:p>
      <text:p text:style-name="Standard">VARIABLE LABELS <text:s/>EF3delt_biplane 'EF 3-delt 1=&lt;40, 2= 40-50, 3=50+'. </text:p>
      <text:p text:style-name="Standard">EXECUTE.</text:p>
      <text:p text:style-name="Standard">COMPUTE <text:span text:style-name="T1">esum</text:span>=(TDIESEPT_T72 + TDIELAT_T72)/2. </text:p>
      <text:p text:style-name="Standard">EXECUTE. </text:p>
      <text:p text:style-name="Standard">COMPUTE <text:span text:style-name="T1">aver_E_e</text:span>=MVEVMAX_T72 / esum. </text:p>
      <text:p text:style-name="Standard">EXECUTE. </text:p>
      <text:p text:style-name="Standard">RECODE aver_E_e (<text:span text:style-name="T1">0 </text:span>thru 14.000=0) (<text:span text:style-name="T1">14.001</text:span> thru <text:span text:style-name="T1">1000</text:span>=1) INTO <text:span text:style-name="T1">Aver_Ee_over14</text:span>. </text:p>
      <text:p text:style-name="Standard">VARIABLE LABELS <text:s/>Aver_Ee_over14 'DDcriterion1'. </text:p>
      <text:p text:style-name="Standard">EXECUTE.</text:p>
      <text:p text:style-name="Standard">COMPUTE <text:span text:style-name="T1">height_m</text:span>=HEIGHT_T7 / 100. </text:p>
      <text:p text:style-name="Standard">EXECUTE. </text:p>
      <text:p text:style-name="Standard">COMPUTE <text:span text:style-name="T1">Body_areal_height_m</text:span>=height_m ** 2.7. </text:p>
      <text:p text:style-name="Standard">EXECUTE.</text:p>
      <text:p text:style-name="Standard">IF <text:s/>((TDIESEPT_T72 &lt;0.07 &amp; TDIESEPT_T72 &gt; 0) <text:s/>| (TDIELAT_T72 &lt; 0.10 <text:s/>&amp; TDIELAT_T72 &gt; 0)) <text:span text:style-name="T1">Velocity</text:span>=1. </text:p>
      <text:p text:style-name="Standard">EXECUTE. </text:p>
      <text:p text:style-name="Standard">IF <text:s/>(TDIESEPT_T72 <text:s/>&gt;= 0.07 &amp; TDIELAT_T72 <text:s/>&gt;= <text:s/>0.10 <text:s/>) Velocity=0. </text:p>
      <text:p text:style-name="Standard">EXECUTE.</text:p>
      <text:p text:style-name="Standard">RECODE TRVMAX_T72 (0 thru 2.800=0) (2.801 thru 1000=1) INTO <text:span text:style-name="T1">Tricusp_over28</text:span>. </text:p>
      <text:p text:style-name="Standard">VARIABLE LABELS <text:s/>Tricusp_over28 'DDcriterion3'. </text:p>
      <text:p text:style-name="Standard">EXECUTE.</text:p>
      <text:p text:style-name="Standard">COMPUTE <text:span text:style-name="T1">BSA</text:span>=(0.20247 * (height_m ** 0.725)) * (WEIGHT_T7 <text:s/>** 0.425). </text:p>
      <text:p text:style-name="Standard">EXECUTE.</text:p>
      <text:p text:style-name="Standard">COMPUTE <text:span text:style-name="T1">Lavi</text:span>=LAESV_MOD_BP_T72 / BSA. </text:p>
      <text:p text:style-name="Standard">EXECUTE. </text:p>
      <text:p text:style-name="Standard">IF <text:s/>(Lavi &gt; 34) <text:span text:style-name="T1">LaLarge</text:span>=1. </text:p>
      <text:p text:style-name="Standard">EXECUTE. </text:p>
      <text:p text:style-name="Standard">IF <text:s/>(Lavi <text:s/>&lt;= <text:s/>34 &amp; Lavi &gt;= 0) LaLarge=0. </text:p>
      <text:p text:style-name="Standard">EXECUTE.</text:p>
      <text:p text:style-name="Standard"><text:soft-page-break/></text:p>
      <text:p text:style-name="Standard"/>
      <text:p text:style-name="Standard">COMPUTE <text:span text:style-name="T1">DD_score_ny</text:span>=Aver_Ee_over14 + Velocity + Tricusp_over28 + LaLarge. </text:p>
      <text:p text:style-name="Standard">EXECUTE.</text:p>
      <text:p text:style-name="Standard"/>
      <text:p text:style-name="Standard"/>
      <text:p text:style-name="Standard">IF <text:s/>(DYSPNEA_FAST_UPHILL_T7 = 0 | M_MRC_T72 <text:s/>=0 ) <text:span text:style-name="T1">HF_dyspne1</text:span>=0. </text:p>
      <text:p text:style-name="Standard">EXECUTE. </text:p>
      <text:p text:style-name="Standard">IF <text:s/>(DYSPNEA_FAST_UPHILL_T7 = 1 | M_MRC_T72 <text:s text:c="2"/>&gt;= 1) HF_dyspne1=1. </text:p>
      <text:p text:style-name="Standard">EXECUTE.</text:p>
      <text:p text:style-name="Standard">IF <text:s/>(DYSPNEA_CALMLY_FLAT_T7 =0 | DYSPNEA_FAST_UPHILL_T7 = 1 | M_MRC_T72 <text:s text:c="2"/>=1 | <text:s/>M_MRC_T72 <text:s text:c="2"/>=0) <text:span text:style-name="T1">HF_dyspne2</text:span>=0. </text:p>
      <text:p text:style-name="Standard">EXECUTE. </text:p>
      <text:p text:style-name="Standard">IF <text:s/>(DYSPNEA_CALMLY_FLAT_T7 =1 | M_MRC_T72 <text:s text:c="3"/>&gt;= 2) <text:span text:style-name="T2">HF_dyspne2</text:span>=1. </text:p>
      <text:p text:style-name="Standard">EXECUTE.</text:p>
      <text:p text:style-name="Standard"/>
      <text:p text:style-name="Standard">COMPUTE <text:span text:style-name="T5">HF_pro_BNP_T72 </text:span><text:span text:style-name="T4">= MAX(S_PRO_BNP_T72, S_PRO_BNP_T72_F ).</text:span></text:p>
      <text:p text:style-name="Standard">EXECUTE.</text:p>
      <text:p text:style-name="Standard">COMPUTE <text:span text:style-name="T5">HF_troponin_T72</text:span><text:span text:style-name="T4"> = MAX(S_TROPONIN_T72, S_TROPONIN_T72_F)</text:span>.</text:p>
      <text:p text:style-name="Standard">EXECUTE.</text:p>
      <text:p text:style-name="P1">COMPUTE <text:span text:style-name="T1">HF_CRP_T72</text:span>=MAX(S_HS_CRP_T72, S_TROPONIN_T72_F).</text:p>
      <text:p text:style-name="Standard">EXECUTE.</text:p>
      <text:p text:style-name="Standard"/>
      <text:p text:style-name="Standard">COMPUTE <text:span text:style-name="T1">LV_mass</text:span>=0.8*(1.04*(((LVIDD_T72+IVSDMMODE_T72+LWPWDMMODE_T72)**3-LVIDD_T72**3)))+0.6.</text:p>
      <text:p text:style-name="Standard">EXECUTE.</text:p>
      <text:p text:style-name="Standard">COMPUTE <text:span text:style-name="T1">Lvmmi_height</text:span>=LV_mass / Body_areal_height_m.</text:p>
      <text:p text:style-name="Standard">EXECUTE. </text:p>
      <text:p text:style-name="Standard">IF <text:s/>((Lvmmi_height &gt; 50 &amp; SEX_T7=1) | (Lvmmi_height &gt; 47 &amp; SEX_T7=0)) <text:span text:style-name="T1">LVH_height</text:span>=1. </text:p>
      <text:p text:style-name="Standard">EXECUTE. </text:p>
      <text:p text:style-name="Standard"><text:soft-page-break/>IF <text:s/>((Lvmmi_height <text:s/>&lt;= <text:s/>50 &amp; SEX_T7=1) | (Lvmmi_height <text:s/>&lt;= <text:s/>47 &amp; SEX_T7=0)) LVH_height=0. </text:p>
      <text:p text:style-name="Standard">EXECUTE.</text:p>
      <text:p text:style-name="Standard"><text:span text:style-name="T4">IF <text:s/>(HF_PRO_BNP_T72 &gt; 125) </text:span><text:span text:style-name="T5">Pro_BNP_125</text:span><text:span text:style-name="T4">=1.</text:span> </text:p>
      <text:p text:style-name="Standard">EXECUTE. </text:p>
      <text:p text:style-name="Standard"><text:span text:style-name="T4">IF <text:s/>(HF_PRO_BNP_T72 <text:s/>&lt;= <text:s/>125 &amp; HF_PRO_BNP_T72 &gt;= 0)</text:span><text:span text:style-name="T5"> </text:span><text:span text:style-name="T6">Pro_BNP_125</text:span><text:span text:style-name="T4">=0.</text:span> </text:p>
      <text:p text:style-name="Standard">EXECUTE.</text:p>
      <text:p text:style-name="Standard"/>
      <text:p text:style-name="Standard"/>
      <text:p text:style-name="Standard">IF <text:s/>(EF3delt_biplane = 1 &amp; HF_dyspne1 = 1) <text:span text:style-name="T1">HFrEF_sympt</text:span>=1.</text:p>
      <text:p text:style-name="Standard">EXECUTE.</text:p>
      <text:p text:style-name="Standard">IF <text:s/>(EF3delt_biplane = 2 | EF3delt_biplane =3 | HF_dyspne1 = 0) HFrEF_sympt=0.</text:p>
      <text:p text:style-name="Standard">EXECUTE.</text:p>
      <text:p text:style-name="P1">IF <text:s/>(EF3delt_biplane = 2 &amp; <text:span text:style-name="T2">pro_bnp_125 </text:span>= 1) <text:span text:style-name="T1">HFmrEF_krit1</text:span>=1. </text:p>
      <text:p text:style-name="Standard">EXECUTE. </text:p>
      <text:p text:style-name="P1">IF <text:s/>(((EF3delt_biplane = 1 | EF3delt_biplane = 3) <text:s/>&amp; pro_bnp_125 = 0) | ((EF3delt_biplane = 1 | EF3delt_biplane = 3) <text:s/>&amp; pro_bnp_125 = 1) | (EF3delt_biplane = 2 <text:s/>&amp; pro_bnp_125 = 0)) HFmrEF_krit1=0. </text:p>
      <text:p text:style-name="Standard">EXECUTE.</text:p>
      <text:p text:style-name="Standard"/>
      <text:p text:style-name="Standard">IF <text:s/>(DD_score_ny = 0 | DD_score_ny = 1 | DD_score_ny = 2) <text:span text:style-name="T2">DD_score2</text:span>=0. </text:p>
      <text:p text:style-name="Standard">EXECUTE. </text:p>
      <text:p text:style-name="Standard">IF <text:s/>(DD_score_ny = 3 | DD_score_ny = 4) <text:span text:style-name="T1">DD_score2</text:span>=1. </text:p>
      <text:p text:style-name="Standard">EXECUTE.</text:p>
      <text:p text:style-name="Standard">IF <text:s/>(LVH_height = 1 | LaLarge = 1 | DD_score2=1) <text:span text:style-name="T1">HFmrEF_krit2</text:span>=1. </text:p>
      <text:p text:style-name="Standard">EXECUTE. </text:p>
      <text:p text:style-name="Standard">IF <text:s/>(LVH_height = 0 <text:s/>&amp; <text:s/>LaLarge = 0 <text:s/>&amp; DD_score2= 0)</text:p>
      <text:p text:style-name="Standard"><text:s text:c="4"/>HFmrEF_krit2=0. </text:p>
      <text:p text:style-name="Standard">EXECUTE.</text:p>
      <text:p text:style-name="Standard"/>
      <text:p text:style-name="P1">IF <text:s/>(HFmrEF_krit1 = 1 &amp; HFmrEF_krit2 = 1) <text:span text:style-name="T1">HFmrEF_echo</text:span>=1. </text:p>
      <text:p text:style-name="Standard">EXECUTE. </text:p>
      <text:p text:style-name="P1">IF <text:s/>((HFmrEF_krit1 = 1 &amp; HFmrEF_krit2 = 0) | (HFmrEF_krit1 = 0 &amp; HFmrEF_krit2 = 0) | (HFmrEF_krit1 = 0 &amp; HFmrEF_krit2 = 1)) HFmrEF_echo=0. </text:p>
      <text:p text:style-name="Standard"><text:soft-page-break/>EXECUTE.</text:p>
      <text:p text:style-name="Standard"/>
      <text:p text:style-name="P1">IF <text:s/>(HFmrEF_echo = 1 &amp; HF_dyspne1 = 1) <text:span text:style-name="T1">HFmrEF_sympt</text:span>=1. </text:p>
      <text:p text:style-name="Standard">EXECUTE. </text:p>
      <text:p text:style-name="P1">IF <text:s/>((HFmrEF_echo = 0 &amp; HF_dyspne1 = 0) | (HFmrEF_echo = 1 &amp; HF_dyspne1 = 0) | (HFmrEF_echo = 0 &amp; HF_dyspne1 = 1)) HFmrEF_sympt=0. </text:p>
      <text:p text:style-name="Standard">EXECUTE.</text:p>
      <text:p text:style-name="Standard"/>
      <text:p text:style-name="P1">IF <text:s/>(EF3delt_biplane = 3 &amp; pro_bnp_125 = 1) <text:span text:style-name="T1">HFpEF_krit1</text:span>=1. </text:p>
      <text:p text:style-name="Standard">EXECUTE. </text:p>
      <text:p text:style-name="P1">IF <text:s/>(((EF3delt_biplane = 1 | EF3delt_biplane = 2) <text:s/>&amp; pro_bnp_125 = 0) | ((EF3delt_biplane = 1 | EF3delt_biplane = 2) <text:s/>&amp; pro_bnp_125 = 1) | (EF3delt_biplane = 3 <text:s/>&amp; pro_bnp_125 = 0)) HFpEF_krit1=0. </text:p>
      <text:p text:style-name="Standard">EXECUTE.</text:p>
      <text:p text:style-name="Standard"/>
      <text:p text:style-name="P1">IF <text:s/>(HFpEF_krit1 = 1 &amp; HFmrEF_krit2 = 1) HFpEF_echo=1. </text:p>
      <text:p text:style-name="Standard">EXECUTE. </text:p>
      <text:p text:style-name="P1">IF <text:s/>((HFpEF_krit1 = 1 &amp; HFmrEF_krit2 = 0) | (HFpEF_krit1 = 0 &amp; HFmrEF_krit2 = 0) | (HFpEF_krit1 = 0 &amp; HFmrEF_krit2 = 1)) <text:span text:style-name="T1">HFpEF_echo</text:span>=0. </text:p>
      <text:p text:style-name="Standard">EXECUTE.</text:p>
      <text:p text:style-name="Standard"/>
      <text:p text:style-name="P2">IF <text:s/>(HFpEF_echo = 1 &amp; HF_dyspne1 = 1) <text:span text:style-name="T1">HFpEF_sympt</text:span>=1. </text:p>
      <text:p text:style-name="Standard">EXECUTE. </text:p>
      <text:p text:style-name="P1">IF <text:s/>((HFpEF_echo = 0 &amp; HF_dyspne1 = 0) | (HFpEF_echo = 1 &amp; HF_dyspne1 = 0) | (HFpEF_echo = 0 &amp; HF_dyspne1 = 1)) HFpEF_sympt=0. </text:p>
      <text:p text:style-name="Standard">EXECUTE.</text:p>
      <text:p text:style-name="Standard"/>
      <text:p text:style-name="P3">IF <text:s/>(HFpEF_sympt = 1 | HFmrEF_sympt = 1 |HFrEF_sympt = 1) <text:span text:style-name="T1">HF_all</text:span>=1. </text:p>
      <text:p text:style-name="Standard">EXECUTE. </text:p>
      <text:p text:style-name="Standard"><text:span text:style-name="T7">IF <text:s/>(HFpEF_sympt = 0 &amp; HFmrEF_sympt = 0 &amp; HFrEF_sympt = 0) HF_all=0.</text:span> </text:p>
      <text:p text:style-name="Standard">EXECUTE. </text:p>
      <text:p text:style-name="Standard"/>
      <text:p text:style-name="Standard"/>
      <text:p text:style-name="Standard"/>
      <text:p text:style-name="Standard"><text:soft-page-break/></text:p>
      <text:p text:style-name="P3">IF <text:s/>(FEV1_T72 &gt;= 0.3 &amp; FEV3_T72 &gt; 0 &amp; FVC_T72 &gt; <text:span text:style-name="T9">FEV3_T72</text:span>) Valid_spiro=1. </text:p>
      <text:p text:style-name="Standard">EXECUTE.</text:p>
      <text:p text:style-name="Standard">IF <text:s/><text:span text:style-name="T7">(Valid_spiro=1 &amp; HF_dyspne1&gt;= 0 <text:s text:c="2"/>&amp; <text:s/>COUGH_DAILY_T7 &gt;= 0) </text:span><text:span text:style-name="T8">Valid_spiro_dyspne_hoste</text:span><text:span text:style-name="T7">=1. </text:span></text:p>
      <text:p text:style-name="Standard">EXECUTE.</text:p>
      <text:p text:style-name="Standard"/>
      <text:p text:style-name="P3">IF <text:s/>(EF3delt_biplane &gt; 0 &amp; <text:span text:style-name="T3">pro_bnp_125</text:span> &gt;= 0 &amp; HF_dyspne1 &gt;= 0) valid_echo_bnp_dyspne=1. </text:p>
      <text:p text:style-name="Standard">EXECUTE.</text:p>
      <text:p text:style-name="P3">IF <text:s/>(EF3delt_biplane &gt; 0 &amp; <text:span text:style-name="T3">pro_bnp_125 </text:span>&gt;= 0 &amp; M_MRC_T72 &gt;= 0 &amp; Valid_spiro_dyspne_hoste = 1) </text:p>
      <text:p text:style-name="Standard"><text:span text:style-name="T7"><text:s text:c="4"/></text:span><text:span text:style-name="T8">valid_spiro_echo_bnp_dyspne</text:span><text:span text:style-name="T7">=1.</text:span> </text:p>
      <text:p text:style-name="Standard">EXECUTE.</text:p>
      <text:p text:style-name="P3">IF <text:s/>( Valid_spiro_dyspne_hoste = 1 &amp; FEVFVC_RATIO_T72&lt;LLNFEVFVC_GLI_T72 &amp; (HF_dyspne1= 1 | COUGH_DAILY_T7 &gt; <text:s/>0)) </text:p>
      <text:p text:style-name="P3"><text:s text:c="4"/><text:span text:style-name="T1">Kols_valid_spiro_symp</text:span>=1. </text:p>
      <text:p text:style-name="Standard">EXECUTE.</text:p>
      <text:p text:style-name="P3">IF <text:s/>( Valid_spiro_dyspne_hoste = 1 &amp; (FEVFVC_RATIO_T72&gt;=LLNFEVFVC_GLI_T72 | (HF_dyspne1 =0 &amp; COUGH_DAILY_T7 = <text:s/>0))) </text:p>
      <text:p text:style-name="P3"><text:s text:c="4"/>Kols_valid_spiro_symp=0. </text:p>
      <text:p text:style-name="Standard">EXECUTE.</text:p>
      <text:p text:style-name="Standard">RECODE HF_all (1=1) (0=0) (SYSMIS=0) INTO HF_all_umissing. </text:p>
      <text:p text:style-name="Standard">VARIABLE LABELS <text:s/>HF_all_umissing 'HF=1 alle andre =0'. </text:p>
      <text:p text:style-name="Standard">EXECUTE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zxx" fo:country="none" style:letter-kerning="false" style:font-name-asian="Calibri1" style:font-size-asian="11pt" style:language-asian="zxx" style:country-asian="none" style:font-name-complex="DejaVu Sans" style:font-size-complex="1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zxx" fo:country="none" style:letter-kerning="false" style:font-name-asian="Calibri1" style:font-size-asian="11pt" style:language-asian="zxx" style:country-asian="none" style:font-name-complex="DejaVu Sans" style:font-size-complex="11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sse Melbye</meta:initial-creator>
    <meta:editing-cycles>6</meta:editing-cycles>
    <meta:creation-date>2023-02-14T09:05:00</meta:creation-date>
    <dc:date>2023-03-09T11:34:11.408568929</dc:date>
    <meta:editing-duration>P1DT1H3M25S</meta:editing-duration>
    <meta:generator>LibreOffice/7.3.6.2$Linux_X86_64 LibreOffice_project/30$Build-2</meta:generator>
    <meta:document-statistic meta:table-count="0" meta:image-count="0" meta:object-count="0" meta:page-count="5" meta:paragraph-count="116" meta:word-count="690" meta:character-count="4933" meta:non-whitespace-character-count="4186"/>
    <meta:user-defined meta:name="AppVersion">16.0000</meta:user-defined>
    <meta:template xlink:type="simple" xlink:actuate="onRequest" xlink:title="Normal.dotm" xlink:href=""/>
  </office:meta>
</office:document-meta>
</file>